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T1" style:family="text">
      <style:text-properties fo:color="#ffff00"/>
    </style:style>
    <style:style style:name="T2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1.16-2.8</presentation:footer-decl>
      <presentation:footer-decl presentation:name="ftr2">CMPTxxxx</presentation:footer-decl>
      <presentation:date-time-decl presentation:name="dtd1" presentation:source="fixed">17 January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1.16-2.8: Repetition structure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2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UML</text:span>: diagrams for software design</text:p>
              </text:list-item>
            </text:list>
            <text:list text:style-name="L3">
              <text:list-item>
                <text:p text:style-name="P3"><text:span text:style-name="T1">Design patterns</text:span>: not reinventing the wheel</text:p>
              </text:list-item>
            </text:list>
            <text:list text:style-name="L3">
              <text:list-item>
                <text:p text:style-name="P3">Java coding <text:span text:style-name="T1">style</text:span>, identifiers</text:p>
              </text:list-item>
            </text:list>
            <text:list text:style-name="L3">
              <text:list-item>
                <text:p text:style-name="P3"><text:span text:style-name="T1">Booleans</text:span> and the <text:span text:style-name="T1">if</text:span> statement</text:p>
              </text:list-item>
            </text:list>
            <text:list text:style-name="L3">
              <text:list-item>
                <text:p text:style-name="P3"><text:span text:style-name="T1">Applets</text:span></text:p>
              </text:list-item>
            </text:list>
            <text:list text:style-name="L3">
              <text:list-item>
                <text:p text:style-name="P3"><text:span text:style-name="T1">Sw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1a</text:span> due this Wed <text:span text:style-name="T2">24Ja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election</text:span> 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wing</text:span> program: see “<text:span text:style-name="T2">SayHello</text:span>” example, 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Java <text:span text:style-name="T1">Applet</text:span>: see “<text:span text:style-name="T2">Lab0</text:span>” (Addition) <text:span text:style-name="T1">templat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1b</text:span> due next Wed <text:span text:style-name="T2">31Ja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petition</text:span> structur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1-19T15:31:22</dc:date>
    <dc:language>en-US</dc:language>
    <meta:editing-cycles>18</meta:editing-cycles>
    <meta:editing-duration>PT3H24M1S</meta:editing-duration>
    <meta:user-defined meta:name="Info 1"/>
    <meta:user-defined meta:name="Info 2"/>
    <meta:user-defined meta:name="Info 3"/>
    <meta:user-defined meta:name="Info 4"/>
    <meta:document-statistic meta:object-count="170"/>
  </office:meta>
</office:document-meta>
</file>